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282000001B1576B821B.png"/>
  <manifest:file-entry manifest:media-type="image/png" manifest:full-path="Pictures/1000020100000282000001B0716F01FF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Bookman Old Style" svg:font-family="'Bookman Old Style'" style:font-family-generic="roman" style:font-pitch="variable"/>
    <style:font-face style:name="Lucida Fax" svg:font-family="'Lucida Fax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erlin Sans FB" svg:font-family="'Berlin Sans FB'" style:font-adornments="Bold" style:font-family-generic="swiss" style:font-pitch="variable"/>
    <style:font-face style:name="Britannic Bold" svg:font-family="'Britannic Bold'" style:font-family-generic="swiss" style:font-pitch="variable"/>
    <style:font-face style:name="DejaVu Sans" svg:font-family="'DejaVu Sans'" style:font-adornments="Bold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DejaVu Sans" fo:font-size="32pt" style:font-size-asian="32pt" style:font-size-complex="32pt"/>
    </style:style>
    <style:style style:name="P2" style:family="paragraph" style:parent-style-name="Standard">
      <style:paragraph-properties fo:text-align="center" style:justify-single-word="false"/>
      <style:text-properties style:font-name="DejaVu Sans" fo:font-size="84pt" fo:font-weight="bold" style:font-size-asian="84pt" style:font-weight-asian="bold" style:font-size-complex="84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.049cm" fo:border="0.002cm solid #000000" style:shadow="#808080 0.18cm 0.18cm" style:mirror="none" fo:clip="rect(0cm, 6.78cm, 7.601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padding="0.049cm" fo:border="0.002cm solid #000000" style:shadow="#808080 0.18cm 0.18cm" style:mirror="none" fo:clip="rect(0cm, 3.39cm, 3.799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Making of</text:p>
      <text:p text:style-name="P2">549NOTES.COM</text:p>
      <text:p text:style-name="P1">the 256-byte MS-DOS intro</text:p>
      <text:p text:style-name="P1">which plays 549 notes</text:p>
      <text:p text:style-name="P1"><draw:frame draw:style-name="fr1" draw:name="graphics1" text:anchor-type="paragraph" svg:x="1.337cm" svg:y="0.979cm" svg:width="15.861cm" svg:height="7.639cm" draw:z-index="0"><draw:image xlink:href="Pictures/1000020100000282000001B0716F01FF.png" xlink:type="simple" xlink:show="embed" xlink:actuate="onLoad"/></draw:frame><draw:frame draw:style-name="fr2" draw:name="graphics2" text:anchor-type="paragraph" svg:x="14.122cm" svg:y="2.066cm" svg:width="14.182cm" svg:height="9.276cm" draw:z-index="1"><draw:image xlink:href="Pictures/1000020100000282000001B1576B821B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Bookman Old Style" svg:font-family="'Bookman Old Style'" style:font-family-generic="roman" style:font-pitch="variable"/>
    <style:font-face style:name="Lucida Fax" svg:font-family="'Lucida Fax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erlin Sans FB" svg:font-family="'Berlin Sans FB'" style:font-adornments="Bold" style:font-family-generic="swiss" style:font-pitch="variable"/>
    <style:font-face style:name="Britannic Bold" svg:font-family="'Britannic Bold'" style:font-family-generic="swiss" style:font-pitch="variable"/>
    <style:font-face style:name="DejaVu Sans" svg:font-family="'DejaVu Sans'" style:font-adornments="Bold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hu" fo:country="H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hu" fo:country="HU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1-04T13:57:00.15</meta:creation-date>
    <meta:document-statistic meta:table-count="0" meta:image-count="2" meta:object-count="0" meta:page-count="1" meta:paragraph-count="4" meta:word-count="11" meta:character-count="67"/>
    <dc:date>2019-01-04T14:18:00.71</dc:date>
    <meta:editing-duration>PT5M50S</meta:editing-duration>
    <meta:editing-cycles>1</meta:editing-cycles>
    <meta:generator>OpenOffice/4.1.4$Win32 OpenOffice.org_project/414m5$Build-9788</meta:generator>
  </office:meta>
</office:document-meta>
</file>